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4c8c" officeooo:paragraph-rsid="000d4c8c"/>
    </style:style>
    <style:style style:name="P2" style:family="paragraph" style:parent-style-name="Standard">
      <style:text-properties officeooo:rsid="000d4c8c" officeooo:paragraph-rsid="000f968a"/>
    </style:style>
    <style:style style:name="P3" style:family="paragraph" style:parent-style-name="Standard">
      <style:paragraph-properties fo:break-before="page"/>
      <style:text-properties officeooo:rsid="000d4c8c" officeooo:paragraph-rsid="0012f19e"/>
    </style:style>
    <style:style style:name="P4" style:family="paragraph" style:parent-style-name="Standard">
      <style:text-properties officeooo:rsid="000d4c8c" officeooo:paragraph-rsid="0012f19e"/>
    </style:style>
    <style:style style:name="P5" style:family="paragraph" style:parent-style-name="Standard">
      <style:paragraph-properties fo:break-before="page"/>
      <style:text-properties officeooo:rsid="000d4c8c" officeooo:paragraph-rsid="0013f677"/>
    </style:style>
    <style:style style:name="P6" style:family="paragraph" style:parent-style-name="Standard">
      <style:text-properties officeooo:rsid="000d4c8c" officeooo:paragraph-rsid="0013f677"/>
    </style:style>
    <style:style style:name="P7" style:family="paragraph" style:parent-style-name="Standard">
      <style:paragraph-properties fo:break-before="page"/>
      <style:text-properties officeooo:rsid="000d4c8c" officeooo:paragraph-rsid="0014f8e0"/>
    </style:style>
    <style:style style:name="P8" style:family="paragraph" style:parent-style-name="Standard">
      <style:text-properties officeooo:rsid="000d4c8c" officeooo:paragraph-rsid="0014f8e0"/>
    </style:style>
    <style:style style:name="P9" style:family="paragraph" style:parent-style-name="Standard">
      <style:paragraph-properties fo:break-before="page"/>
      <style:text-properties officeooo:rsid="000d4c8c" officeooo:paragraph-rsid="0016301f"/>
    </style:style>
    <style:style style:name="P10" style:family="paragraph" style:parent-style-name="Standard">
      <style:text-properties officeooo:rsid="000d4c8c" officeooo:paragraph-rsid="0016301f"/>
    </style:style>
    <style:style style:name="P11" style:family="paragraph" style:parent-style-name="Standard">
      <style:paragraph-properties fo:break-before="page"/>
      <style:text-properties officeooo:rsid="000d4c8c" officeooo:paragraph-rsid="00179a01"/>
    </style:style>
    <style:style style:name="P12" style:family="paragraph" style:parent-style-name="Standard">
      <style:text-properties officeooo:rsid="000d4c8c" officeooo:paragraph-rsid="00179a01"/>
    </style:style>
    <style:style style:name="P13" style:family="paragraph" style:parent-style-name="Standard">
      <style:text-properties officeooo:rsid="00128a61" officeooo:paragraph-rsid="00128a61"/>
    </style:style>
    <style:style style:name="P14" style:family="paragraph" style:parent-style-name="Standard">
      <style:text-properties officeooo:rsid="0012f19e" officeooo:paragraph-rsid="0012f19e"/>
    </style:style>
    <style:style style:name="P15" style:family="paragraph" style:parent-style-name="Standard">
      <style:text-properties officeooo:rsid="0013f677" officeooo:paragraph-rsid="0013f677"/>
    </style:style>
    <style:style style:name="P16" style:family="paragraph" style:parent-style-name="Standard">
      <style:text-properties officeooo:rsid="0014f8e0" officeooo:paragraph-rsid="0014f8e0"/>
    </style:style>
    <style:style style:name="P17" style:family="paragraph" style:parent-style-name="Standard">
      <style:text-properties officeooo:rsid="0016301f" officeooo:paragraph-rsid="0016301f"/>
    </style:style>
    <style:style style:name="P18" style:family="paragraph" style:parent-style-name="Standard">
      <style:text-properties fo:font-weight="normal" officeooo:rsid="0016301f" officeooo:paragraph-rsid="0016301f" style:font-weight-asian="normal" style:font-weight-complex="normal"/>
    </style:style>
    <style:style style:name="P19" style:family="paragraph" style:parent-style-name="Standard">
      <style:text-properties officeooo:rsid="00179a01" officeooo:paragraph-rsid="00179a01"/>
    </style:style>
    <style:style style:name="P20" style:family="paragraph" style:parent-style-name="Standard">
      <style:text-properties officeooo:rsid="00179a01" officeooo:paragraph-rsid="0025a44b"/>
    </style:style>
    <style:style style:name="P21" style:family="paragraph" style:parent-style-name="Standard">
      <style:text-properties officeooo:rsid="00179a01" officeooo:paragraph-rsid="002950b4"/>
    </style:style>
    <style:style style:name="P22" style:family="paragraph" style:parent-style-name="Standard">
      <style:text-properties officeooo:rsid="00179a01" officeooo:paragraph-rsid="00322174"/>
    </style:style>
    <style:style style:name="P23" style:family="paragraph" style:parent-style-name="Preformatted_20_Text">
      <style:paragraph-properties fo:margin-top="0cm" fo:margin-bottom="0.499cm" style:contextual-spacing="false"/>
    </style:style>
    <style:style style:name="P24" style:family="paragraph" style:parent-style-name="Preformatted_20_Text">
      <style:text-properties officeooo:paragraph-rsid="0025a44b"/>
    </style:style>
    <style:style style:name="P25" style:family="paragraph" style:parent-style-name="Standard">
      <style:text-properties officeooo:paragraph-rsid="0025a44b"/>
    </style:style>
    <style:style style:name="P26" style:family="paragraph" style:parent-style-name="Preformatted_20_Text">
      <style:text-properties officeooo:paragraph-rsid="00322174"/>
    </style:style>
    <style:style style:name="P27" style:family="paragraph" style:parent-style-name="Standard">
      <style:text-properties officeooo:paragraph-rsid="00322174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322174"/>
    </style:style>
    <style:style style:name="P29" style:family="paragraph" style:parent-style-name="Standard">
      <style:paragraph-properties fo:break-before="page"/>
      <style:text-properties officeooo:rsid="0025a44b" officeooo:paragraph-rsid="0025a44b"/>
    </style:style>
    <style:style style:name="P30" style:family="paragraph" style:parent-style-name="Standard">
      <style:text-properties officeooo:rsid="0025a44b" officeooo:paragraph-rsid="0025a44b"/>
    </style:style>
    <style:style style:name="P31" style:family="paragraph" style:parent-style-name="Standard">
      <style:text-properties officeooo:rsid="0028c8fa" officeooo:paragraph-rsid="0028c8fa"/>
    </style:style>
    <style:style style:name="P32" style:family="paragraph" style:parent-style-name="Standard">
      <style:text-properties officeooo:rsid="0028c8fa" officeooo:paragraph-rsid="00367046"/>
    </style:style>
    <style:style style:name="P33" style:family="paragraph" style:parent-style-name="Standard">
      <style:text-properties officeooo:rsid="002950b4" officeooo:paragraph-rsid="002950b4"/>
    </style:style>
    <style:style style:name="P34" style:family="paragraph" style:parent-style-name="Standard">
      <style:text-properties officeooo:paragraph-rsid="002950b4"/>
    </style:style>
    <style:style style:name="P35" style:family="paragraph" style:parent-style-name="Standard">
      <style:text-properties officeooo:rsid="002a9d9c" officeooo:paragraph-rsid="002a9d9c"/>
    </style:style>
    <style:style style:name="P36" style:family="paragraph" style:parent-style-name="Standard">
      <style:text-properties officeooo:rsid="002d20a4" officeooo:paragraph-rsid="002d20a4"/>
    </style:style>
    <style:style style:name="P37" style:family="paragraph" style:parent-style-name="Standard">
      <style:text-properties officeooo:rsid="002ef4dd" officeooo:paragraph-rsid="002ef4dd"/>
    </style:style>
    <style:style style:name="P38" style:family="paragraph" style:parent-style-name="Standard">
      <style:text-properties officeooo:rsid="0030b31d" officeooo:paragraph-rsid="0030b31d"/>
    </style:style>
    <style:style style:name="P39" style:family="paragraph" style:parent-style-name="Text_20_body">
      <style:text-properties officeooo:rsid="0030b31d" officeooo:paragraph-rsid="0030b31d"/>
    </style:style>
    <style:style style:name="P40" style:family="paragraph" style:parent-style-name="Standard">
      <style:paragraph-properties fo:margin-left="0cm" fo:margin-right="0cm" fo:text-indent="0cm" style:auto-text-indent="false"/>
    </style:style>
    <style:style style:name="P41" style:family="paragraph" style:parent-style-name="Standard">
      <style:text-properties officeooo:paragraph-rsid="00315c99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0315c99"/>
    </style:style>
    <style:style style:name="P43" style:family="paragraph" style:parent-style-name="Standard">
      <style:text-properties fo:font-weight="bold" officeooo:paragraph-rsid="00315c99" style:font-weight-asian="bold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5" style:family="paragraph" style:parent-style-name="Text_20_body">
      <style:text-properties fo:font-weight="bold" officeooo:rsid="0030b31d" officeooo:paragraph-rsid="0030b31d" style:font-weight-asian="bold" style:font-weight-complex="bold"/>
    </style:style>
    <style:style style:name="P46" style:family="paragraph" style:parent-style-name="Standard">
      <style:text-properties officeooo:rsid="00322174" officeooo:paragraph-rsid="00322174"/>
    </style:style>
    <style:style style:name="P47" style:family="paragraph" style:parent-style-name="Standard">
      <style:text-properties officeooo:rsid="003406e4" officeooo:paragraph-rsid="003406e4"/>
    </style:style>
    <style:style style:name="P48" style:family="paragraph" style:parent-style-name="Preformatted_20_Text">
      <style:paragraph-properties fo:margin-top="0cm" fo:margin-bottom="0.499cm" style:contextual-spacing="false"/>
    </style:style>
    <style:style style:name="P49" style:family="paragraph" style:parent-style-name="Standard">
      <style:text-properties officeooo:rsid="0025a44b" officeooo:paragraph-rsid="0025a44b"/>
    </style:style>
    <style:style style:name="P50" style:family="paragraph" style:parent-style-name="Standard">
      <style:text-properties officeooo:rsid="0025a44b" officeooo:paragraph-rsid="002950b4"/>
    </style:style>
    <style:style style:name="P51" style:family="paragraph" style:parent-style-name="Standard" style:list-style-name="L1"/>
    <style:style style:name="P52" style:family="paragraph" style:parent-style-name="Standard" style:list-style-name="L1">
      <style:text-properties officeooo:paragraph-rsid="00315c99"/>
    </style:style>
    <style:style style:name="P53" style:family="paragraph" style:parent-style-name="Standard" style:list-style-name="L2"/>
    <style:style style:name="P54" style:family="paragraph" style:parent-style-name="Standard" style:list-style-name="L3"/>
    <style:style style:name="P55" style:family="paragraph" style:parent-style-name="Standard" style:list-style-name="L4"/>
    <style:style style:name="P56" style:family="paragraph" style:parent-style-name="Standard">
      <style:text-properties style:text-underline-style="solid" style:text-underline-width="auto" style:text-underline-color="font-color" fo:font-weight="bold" officeooo:rsid="00373825" officeooo:paragraph-rsid="00373825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373825" officeooo:paragraph-rsid="00373825" fo:background-color="#ffff00" style:font-weight-asian="bold" style:font-weight-complex="bold"/>
    </style:style>
    <style:style style:name="P58" style:family="paragraph" style:parent-style-name="Standard">
      <style:text-properties style:text-underline-style="none" fo:font-weight="normal" officeooo:rsid="003ab9ce" officeooo:paragraph-rsid="003ab9ce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3bc44f" officeooo:paragraph-rsid="003bc44f" fo:background-color="#ffff00" style:font-weight-asian="normal" style:font-weight-complex="normal"/>
    </style:style>
    <style:style style:name="P60" style:family="paragraph" style:parent-style-name="Standard">
      <style:text-properties officeooo:paragraph-rsid="00399f81"/>
    </style:style>
    <style:style style:name="P61" style:family="paragraph" style:parent-style-name="Standard">
      <style:text-properties officeooo:rsid="0028c8fa" officeooo:paragraph-rsid="0028c8fa"/>
    </style:style>
    <style:style style:name="P62" style:family="paragraph" style:parent-style-name="Standard">
      <style:paragraph-properties fo:break-before="page"/>
      <style:text-properties officeooo:rsid="0028c8fa" officeooo:paragraph-rsid="0028c8fa"/>
    </style:style>
    <style:style style:name="P63" style:family="paragraph" style:parent-style-name="Standard">
      <style:text-properties officeooo:rsid="0028c8fa" officeooo:paragraph-rsid="003d5e93"/>
    </style:style>
    <style:style style:name="P64" style:family="paragraph" style:parent-style-name="Standard">
      <style:text-properties officeooo:rsid="0028c8fa" officeooo:paragraph-rsid="003eef28"/>
    </style:style>
    <style:style style:name="P65" style:family="paragraph" style:parent-style-name="Standard">
      <style:paragraph-properties fo:break-before="page"/>
      <style:text-properties officeooo:rsid="0028c8fa" officeooo:paragraph-rsid="00428a3e"/>
    </style:style>
    <style:style style:name="P66" style:family="paragraph" style:parent-style-name="Standard">
      <style:text-properties fo:color="#000000" loext:opacity="100%" style:text-underline-style="none" fo:font-weight="normal" officeooo:rsid="003ab9ce" officeooo:paragraph-rsid="003ab9ce" fo:background-color="#ffff00" style:font-weight-asian="normal" style:font-weight-complex="normal"/>
    </style:style>
    <style:style style:name="P67" style:family="paragraph" style:parent-style-name="Standard">
      <style:text-properties officeooo:paragraph-rsid="00399f81" fo:background-color="#ffff00"/>
    </style:style>
    <style:style style:name="P68" style:family="paragraph" style:parent-style-name="Standard">
      <style:text-properties officeooo:paragraph-rsid="00444efe"/>
    </style:style>
    <style:style style:name="T1" style:family="text">
      <style:text-properties officeooo:rsid="000dece4"/>
    </style:style>
    <style:style style:name="T2" style:family="text">
      <style:text-properties officeooo:rsid="000f968a"/>
    </style:style>
    <style:style style:name="T3" style:family="text">
      <style:text-properties officeooo:rsid="0012f19e"/>
    </style:style>
    <style:style style:name="T4" style:family="text">
      <style:text-properties officeooo:rsid="0013f677"/>
    </style:style>
    <style:style style:name="T5" style:family="text">
      <style:text-properties officeooo:rsid="0014f8e0"/>
    </style:style>
    <style:style style:name="T6" style:family="text">
      <style:text-properties officeooo:rsid="0016301f"/>
    </style:style>
    <style:style style:name="T7" style:family="text">
      <style:text-properties officeooo:rsid="00179a01"/>
    </style:style>
    <style:style style:name="T8" style:family="text">
      <style:text-properties officeooo:rsid="001a97c8"/>
    </style:style>
    <style:style style:name="T9" style:family="text">
      <style:text-properties officeooo:rsid="001bba48"/>
    </style:style>
    <style:style style:name="T10" style:family="text">
      <style:text-properties officeooo:rsid="001e1679"/>
    </style:style>
    <style:style style:name="T11" style:family="text">
      <style:text-properties officeooo:rsid="001e445d"/>
    </style:style>
    <style:style style:name="T12" style:family="text">
      <style:text-properties officeooo:rsid="0021d400"/>
    </style:style>
    <style:style style:name="T13" style:family="text">
      <style:text-properties officeooo:rsid="0025a44b"/>
    </style:style>
    <style:style style:name="T14" style:family="text">
      <style:text-properties officeooo:rsid="002950b4"/>
    </style:style>
    <style:style style:name="T15" style:family="text">
      <style:text-properties officeooo:rsid="00322174"/>
    </style:style>
    <style:style style:name="T16" style:family="text">
      <style:text-properties officeooo:rsid="003406e4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373825" style:font-weight-asian="normal" style:font-weight-complex="normal"/>
    </style:style>
    <style:style style:name="T19" style:family="text">
      <style:text-properties style:text-underline-style="none" fo:font-weight="normal" officeooo:rsid="00373825" fo:background-color="#ffff00" loext:char-shading-value="0" style:font-weight-asian="normal" style:font-weight-complex="normal"/>
    </style:style>
    <style:style style:name="T20" style:family="text">
      <style:text-properties officeooo:rsid="003ab9ce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428a3e"/>
    </style:style>
    <style:style style:name="T23" style:family="text">
      <style:text-properties officeooo:rsid="0028c8fa"/>
    </style:style>
    <style:style style:name="T24" style:family="text">
      <style:text-properties fo:color="#000000" loext:opacity="100%"/>
    </style:style>
    <style:style style:name="T25" style:family="text">
      <style:text-properties fo:color="#ffff00" loext:opacity="100%"/>
    </style:style>
    <style:style style:name="T26" style:family="text">
      <style:text-properties fo:color="#ffff00" loext:opacity="100%" officeooo:rsid="00428a3e"/>
    </style:style>
    <style:style style:name="T27" style:family="text">
      <style:text-properties fo:color="#ffff00" loext:opacity="100%" officeooo:rsid="0028c8fa"/>
    </style:style>
    <style:style style:name="T28" style:family="text">
      <style:text-properties fo:color="#ffff00" loext:opacity="100%" officeooo:rsid="00444ef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– 2</text:p>
      <text:p text:style-name="P1"/>
      <text:p text:style-name="P1">Aim: To study Basic SQL commands (create database, create table, use , drop, insert)</text:p>
      <text:p text:style-name="P1">and execute the following queries using these commands:</text:p>
      <text:p text:style-name="P1"> Create a database named ‘ Employee’.</text:p>
      <text:p text:style-name="P1"> Use the database ‘Employee’ and create a table ‘Emp’ with attributes</text:p>
      <text:p text:style-name="P1">‘ename’,’ecity’,’salary’,’enumber’,’eaddress’,’depttname’.</text:p>
      <text:p text:style-name="P1"> Create another table ‘Company’ with attributes ‘cname’,</text:p>
      <text:p text:style-name="P1">ccity’,’empnumber’ in the database ‘Employee</text:p>
      <text:p text:style-name="P1"/>
      <text:p text:style-name="P1">Queries:</text:p>
      <text:p text:style-name="P1"/>
      <text:p text:style-name="P1">1) CREATE DATABASE Employee;</text:p>
      <text:p text:style-name="P1"/>
      <text:p text:style-name="P1">2) USE Employee;</text:p>
      <text:p text:style-name="P1"><text:line-break/>CREATE TABLE Emp (<text:line-break/> <text:s text:c="3"/>ename VARCHAR(<text:span text:style-name="T8">20</text:span>),<text:line-break/> <text:s text:c="3"/>ecity VARCHAR(<text:span text:style-name="T8">20</text:span>),<text:line-break/> <text:s text:c="3"/>salary <text:span text:style-name="T8">int</text:span>,<text:line-break/> <text:s text:c="3"/>enumber INT,<text:line-break/> <text:s text:c="3"/>eaddress VARCHAR(<text:span text:style-name="T8">20</text:span>),<text:line-break/> <text:s text:c="3"/>depttname VARCHAR(<text:span text:style-name="T8">20</text:span>)<text:line-break/>);</text:p>
      <text:p text:style-name="P13"/>
      <text:p text:style-name="P1">INSERT INTO Emp (ename, ecity, salary, enumber, eaddress, depttname)<text:line-break/>VALUES ('<text:span text:style-name="T1">Abhay</text:span>', '<text:span text:style-name="T1">Delhi</text:span>', 50000.00, 101, '123 Main St', '<text:span text:style-name="T1">CS</text:span>'),<text:line-break/>('<text:span text:style-name="T1">Raj</text:span>', '<text:span text:style-name="T1">Gurgaon</text:span>', 60000.00, 102, '456 Elm St', 'HR'),<text:line-break/>('Bob', 'Chicago', 55000.00, 103, '789 Oak St', 'IT');</text:p>
      <text:p text:style-name="P1"/>
      <text:p text:style-name="P1">3) <text:s/>CREATE TABLE Company (<text:line-break/> cname VARCHAR(255),<text:line-break/> ccity VARCHAR(255),<text:line-break/> empnumber INT<text:line-break/>);</text:p>
      <text:p text:style-name="P1"/>
      <text:p text:style-name="P2"><text:line-break/>INSERT INTO Company (cname, ccity, empnumber)<text:line-break/>VALUES ('<text:span text:style-name="T2">TCS</text:span>', '<text:span text:style-name="T2">Delhi</text:span>', <text:span text:style-name="T10">101</text:span>),<text:line-break/> <text:s text:c="6"/>('<text:span text:style-name="T2">Google</text:span>', 'Los Angeles', <text:span text:style-name="T10">102</text:span>),</text:p>
      <text:p text:style-name="P2"><text:s text:c="7"/>('<text:span text:style-name="T2">Google</text:span>', '<text:span text:style-name="T2">Gurgoan</text:span>', <text:span text:style-name="T10">103</text:span>),<text:line-break/> <text:s text:c="6"/>('<text:span text:style-name="T2">Meta</text:span>', 'Chicago', <text:span text:style-name="T10">10</text:span><text:span text:style-name="T11">3</text:span>);<text:line-break/><text:line-break/></text:p>
      <text:p text:style-name="P3">Practical – <text:span text:style-name="T3">3</text:span></text:p>
      <text:p text:style-name="P4"/>
      <text:p text:style-name="P4">Aim: To study the viewing commands (select , update) and execute the following</text:p>
      <text:p text:style-name="P4">queries using these commands:</text:p>
      <text:p text:style-name="P4"> Find the names of all employees who live in Delhi.</text:p>
      <text:p text:style-name="P4"> Increase the salary of all employees by Rs. 5,000.</text:p>
      <text:p text:style-name="P4"> Find the company names where the number of employees is greater than</text:p>
      <text:p text:style-name="P4">10,000.</text:p>
      <text:p text:style-name="P4"> Change the Company City to Gurgaon where the Company name is ‘TCS’</text:p>
      <text:p text:style-name="P4"/>
      <text:p text:style-name="P4">Queries:</text:p>
      <text:p text:style-name="P4"/>
      <text:p text:style-name="P14">a) SELECT ename<text:line-break/>FROM Emp<text:line-break/>WHERE ecity = 'Delhi';<text:line-break/></text:p>
      <text:p text:style-name="P14">b) UPDATE Emp <text:line-break/>SET salary = salary + 5000;<text:line-break/></text:p>
      <text:p text:style-name="P14">c)SELECT cname <text:line-break/>FROM Company <text:line-break/>WHERE empnumber &gt; 10000;<text:line-break/></text:p>
      <text:p text:style-name="P14">d)UPDATE Company <text:line-break/>SET ccity = 'Gurgaon' <text:line-break/>WHERE cname = 'TCS';<text:line-break/></text:p>
      <text:p text:style-name="P5">Practical – <text:span text:style-name="T4">4</text:span></text:p>
      <text:p text:style-name="P6"/>
      <text:p text:style-name="P6">Aim: To study the commands to modify the structure of table (alter, delete) and execute</text:p>
      <text:p text:style-name="P6">the following queries using these commands:</text:p>
      <text:p text:style-name="P6"> Add an attribute named ‘ Designation’ to the table ‘Emp’.</text:p>
      <text:p text:style-name="P6"> Modify the table ‘Emp’, Change the datatype of ‘salary’ attribute to float.</text:p>
      <text:p text:style-name="P6"> Drop the attribute ‘depttname’ from the table ‘emp’.</text:p>
      <text:p text:style-name="P6"> Delete the entries from the table ‘ Company’ where the number of employees</text:p>
      <text:p text:style-name="P6">are less than 500</text:p>
      <text:p text:style-name="P6"/>
      <text:p text:style-name="P6">Queries:</text:p>
      <text:p text:style-name="P6"/>
      <text:p text:style-name="P15">a) ALTER TABLE Emp <text:line-break/>ADD Designation VARCHAR(<text:span text:style-name="T8">20</text:span>);<text:line-break/></text:p>
      <text:p text:style-name="P15">b) ALTER TABLE Emp <text:line-break/>MODIFY COLUMN salary FLOAT;<text:line-break/></text:p>
      <text:p text:style-name="P15">c)ALTER TABLE Emp <text:line-break/>DROP COLUMN depttname;<text:line-break/></text:p>
      <text:p text:style-name="P15">d)DELETE FROM Company <text:line-break/>WHERE empnumber &lt; 500;<text:line-break/></text:p>
      <text:p text:style-name="P15"/>
      <text:p text:style-name="P7">Practical – <text:span text:style-name="T5">5</text:span></text:p>
      <text:p text:style-name="P8"/>
      <text:p text:style-name="P8">Aim: To study the commands that involve compound conditions (and, or, in , not in,</text:p>
      <text:p text:style-name="P8">between , not between , like , not like) and execute the following queries using these</text:p>
      <text:p text:style-name="P8">commands:</text:p>
      <text:p text:style-name="P8"> Find the names of all employees who live in ‘ Gurgaon’ and whose salary is</text:p>
      <text:p text:style-name="P8">between Rs. 20,000 and Rs. 30,000.</text:p>
      <text:p text:style-name="P8"> Find the names of all employees whose names begin with either letter ‘A’ or</text:p>
      <text:p text:style-name="P8">‘B’.</text:p>
      <text:p text:style-name="P8"> Find the company names where the company city is ‘Delhi’ and the number of</text:p>
      <text:p text:style-name="P8">employees is not between 5000 and 10,000.</text:p>
      <text:p text:style-name="P8"> Find the names of all companies that do not end with letter ‘A’.</text:p>
      <text:p text:style-name="P8"/>
      <text:p text:style-name="P8">Queries:</text:p>
      <text:p text:style-name="P8"/>
      <text:p text:style-name="P16">a) SELECT ename <text:line-break/>FROM Emp <text:line-break/>WHERE ecity = 'Gurgaon' AND salary BETWEEN 20000 AND 30000;<text:line-break/></text:p>
      <text:p text:style-name="P16">b) SELECT ename <text:line-break/>FROM Emp <text:line-break/>WHERE ename LIKE 'A%' OR ename LIKE 'B%';<text:line-break/></text:p>
      <text:p text:style-name="P16">c) SELECT cname <text:line-break/>FROM Company <text:line-break/>WHERE ccity = 'Delhi' AND empnumber NOT BETWEEN 5000 AND 10000;</text:p>
      <text:p text:style-name="P16"/>
      <text:p text:style-name="P16">d) SELECT cname <text:line-break/>FROM Company <text:line-break/>WHERE cname NOT LIKE '%A';</text:p>
      <text:p text:style-name="P16"/>
      <text:p text:style-name="P9">Practical – <text:span text:style-name="T6">6</text:span></text:p>
      <text:p text:style-name="P10"/>
      <text:p text:style-name="P10">Aim: To study the aggregate functions (sum, count, max, min, average) and execute the</text:p>
      <text:p text:style-name="P10">following queries using these commands:</text:p>
      <text:p text:style-name="P10"> Find the sum and average of salaries of all employees in computer science</text:p>
      <text:p text:style-name="P10">department.</text:p>
      <text:p text:style-name="P10"> Find the number of all employees who live in Delhi.</text:p>
      <text:p text:style-name="P10"> Find the maximum and the minimum salary in the HR depar<text:span text:style-name="T6">tment.</text:span></text:p>
      <text:p text:style-name="P10"/>
      <text:p text:style-name="P10">Queries:</text:p>
      <text:p text:style-name="P16"/>
      <text:p text:style-name="P17">a) SELECT SUM(salary) AS Total_Salary, AVG(salary) AS Average_Salary <text:line-break/>FROM Emp <text:line-break/>WHERE depttname = '<text:span text:style-name="T9">CS</text:span>';<text:line-break/></text:p>
      <text:p text:style-name="P17">b) SELECT COUNT(*) AS Num_Employees_In_Delhi <text:line-break/>FROM Emp <text:line-break/>WHERE ecity = 'Delhi';<text:line-break/></text:p>
      <text:p text:style-name="P17">c)SELECT MAX(salary) AS Max_Salary, MIN(salary) AS Min_Salary <text:line-break/>FROM Emp <text:line-break/>WHERE depttname = 'HR';<text:line-break/></text:p>
      <text:p text:style-name="P9">Practical – <text:span text:style-name="T6">7</text:span></text:p>
      <text:p text:style-name="P10"/>
      <text:p text:style-name="P10">Aim: To study the grouping commands (group by, order by) and execute the following</text:p>
      <text:p text:style-name="P10">queries using these commands:</text:p>
      <text:p text:style-name="P10"> List all employee names in descending order.</text:p>
      <text:p text:style-name="P10"> Find number of employees in each department where number of employees is</text:p>
      <text:p text:style-name="P10">greater than 5.</text:p>
      <text:p text:style-name="P10"> List all the department names where average salary of a department is</text:p>
      <text:p text:style-name="P10">Rs.10,000.</text:p>
      <text:p text:style-name="P10"/>
      <text:p text:style-name="P10">Queries:</text:p>
      <text:p text:style-name="P10"/>
      <text:p text:style-name="P17">a) SELECT ename <text:line-break/>FROM Emp <text:line-break/>ORDER BY ename DESC; <text:line-break/></text:p>
      <text:p text:style-name="P17">b) SELECT depttname, COUNT(*) AS Num_Employees <text:line-break/>FROM Emp <text:line-break/>GROUP BY depttname <text:line-break/>HAVING COUNT(*) &gt; 5;<text:line-break/></text:p>
      <text:p text:style-name="P17">c) SELECT depttname <text:s/><text:line-break/>FROM Emp <text:line-break/>GROUP BY depttname <text:line-break/><text:span text:style-name="T12">avg(salary)</text:span>&gt; <text:span text:style-name="T12">10000</text:span>;</text:p>
      <text:p text:style-name="P17"/>
      <text:p text:style-name="P9">Practical – <text:span text:style-name="T6">8</text:span></text:p>
      <text:p text:style-name="P10"/>
      <text:p text:style-name="P10">Aim: To study the commands involving data constraints and execute the following</text:p>
      <text:p text:style-name="P10">queries using these commands:</text:p>
      <text:p text:style-name="P10"> Alter table ‘Emp’ and make ‘enumber’ as the primary key.</text:p>
      <text:p text:style-name="P10"> Alter table ‘Company’ and add the foreign key constraint.</text:p>
      <text:p text:style-name="P10"> Add a check constraint in the table ‘Emp’ such that salary has the value</text:p>
      <text:p text:style-name="P10">between 0 and Rs.1,00,000.</text:p>
      <text:p text:style-name="P10"> Alter table ‘Company’ and add unique constraint to column cname.</text:p>
      <text:p text:style-name="P10"> Add a default constraint to column ccity of table company with the value</text:p>
      <text:p text:style-name="P10">‘Delhi’.</text:p>
      <text:p text:style-name="P10"/>
      <text:p text:style-name="P10">Queries:</text:p>
      <text:p text:style-name="P10"/>
      <text:p text:style-name="P17">a) ALTER TABLE Emp <text:line-break/>ADD CONSTRAINT PRIMARY KEY (enumber);<text:line-break/></text:p>
      <text:p text:style-name="P18">b) ALTER TABLE Company <text:line-break/>ADD CONSTRAINT FOREIGN KEY (empnumber) REFERENCES <text:s/>Emp(enumber);<text:line-break/></text:p>
      <text:p text:style-name="P18">c) ALTER TABLE Emp <text:line-break/>ADD CONSTRAINT CHECK (salary &gt;= 0 AND salary &lt;= 100000);</text:p>
      <text:p text:style-name="P18"/>
      <text:p text:style-name="P18">d) ALTER TABLE Company <text:line-break/>ADD CONSTRAINT UNIQUE (cname);</text:p>
      <text:p text:style-name="P18"/>
      <text:p text:style-name="P18">e) ALTER TABLE Company <text:line-break/>ALTER COLUMN ccity SET DEFAULT 'Delhi';<text:line-break/></text:p>
      <text:p text:style-name="P18"/>
      <text:p text:style-name="P11">Practical – <text:span text:style-name="T7">9</text:span></text:p>
      <text:p text:style-name="P12"/>
      <text:p text:style-name="P12">Aim: To study the commands for aliasing and renaming and execute the following</text:p>
      <text:p text:style-name="P12">queries using these commands:</text:p>
      <text:p text:style-name="P12"> Rename the name of database to ‘Employee1’.</text:p>
      <text:p text:style-name="P12"> Rename the name of table ‘Emp’ to ‘Emp1’.</text:p>
      <text:p text:style-name="P12"> Change the name of the attribute ‘ename’ to ‘empname’.</text:p>
      <text:p text:style-name="P12"/>
      <text:p text:style-name="P12">Queries:</text:p>
      <text:p text:style-name="P19"><text:line-break/></text:p>
      <text:p text:style-name="P19"/>
      <text:p text:style-name="P19">b)ALTER TABLE Emp RENAME TO Emp1;<text:line-break/></text:p>
      <text:p text:style-name="P19"/>
      <text:p text:style-name="P20">c)ALTER TABLE Emp1 CHANGE COLUMN ename empname VARCHAR(255);</text:p>
      <text:p text:style-name="P29">Practical – 10</text:p>
      <text:p text:style-name="P30"/>
      <text:p text:style-name="P20"><text:span text:style-name="T13">Aim : </text:span>To study the commands for joins ( cross join, inner join, outer join) and execute</text:p>
      <text:p text:style-name="P20">the following queries using these commands:</text:p>
      <text:p text:style-name="P20"/>
      <text:p text:style-name="P20"> Retrieve the complete record of an employee and its company from both the</text:p>
      <text:p text:style-name="P20">table using joins.</text:p>
      <text:p text:style-name="P20"> List all the employees working in the company ‘TCS’.</text:p>
      <text:p text:style-name="P20"/>
      <text:p text:style-name="P30">Queries:</text:p>
      <text:p text:style-name="P20"/>
      <text:p text:style-name="P33">a) SELECT Emp.*, Company.* <text:line-break/>FROM Emp <text:line-break/><text:span text:style-name="T16">INNER </text:span>JOIN Company ON Emp.ecity = Company.ccity;<text:line-break/></text:p>
      <text:p text:style-name="P33">b) SELECT *FROM Emp JOIN Company ON Emp.enumber = Company.empnumber WHERE Company.cname = 'TCS';</text:p>
      <text:p text:style-name="P29">Practical – 11</text:p>
      <text:p text:style-name="P30"/>
      <text:p text:style-name="P30">Aim: To study the various set operations and execute the following queries using these</text:p>
      <text:p text:style-name="P20">commands:</text:p>
      <text:p text:style-name="P20"> List the enumber of all employees who live in Delhi and whose company is in</text:p>
      <text:p text:style-name="P20">Gurgaon or if both conditions are true.</text:p>
      <text:p text:style-name="P20"> List the enumber of all employees who live in Delhi but whose company is not</text:p>
      <text:p text:style-name="P20">in Gurgaon.</text:p>
      <text:p text:style-name="P20"/>
      <text:p text:style-name="P50">Queries:</text:p>
      <text:p text:style-name="P21"/>
      <text:p text:style-name="P34"><text:span text:style-name="T14">a) </text:span><text:span text:style-name="Source_20_Text">SELECT enumber </text:span></text:p>
      <text:p text:style-name="Preformatted_20_Text"><text:span text:style-name="Source_20_Text">FROM Emp </text:span></text:p>
      <text:p text:style-name="Preformatted_20_Text"><text:span text:style-name="Source_20_Text">JOIN Company ON Emp.ecity = 'Delhi' AND Company.ccity = 'Gurgaon' </text:span></text:p>
      <text:p text:style-name="Preformatted_20_Text"><text:span text:style-name="Source_20_Text">UNION </text:span></text:p>
      <text:p text:style-name="Preformatted_20_Text"><text:span text:style-name="Source_20_Text">SELECT enumber </text:span></text:p>
      <text:p text:style-name="Preformatted_20_Text"><text:span text:style-name="Source_20_Text">FROM Emp </text:span></text:p>
      <text:p text:style-name="Preformatted_20_Text"><text:span text:style-name="Source_20_Text">JOIN Company ON Emp.ecity = 'Delhi' <text:s/></text:span></text:p>
      <text:p text:style-name="P23"><text:span text:style-name="Source_20_Text">WHERE Company.ccity !</text:span><text:span text:style-name="Source_20_Text"><text:span text:style-name="T14">=</text:span></text:span><text:span text:style-name="Source_20_Text"> 'Gurgaon'; </text:span></text:p>
      <text:p text:style-name="P34"><text:span text:style-name="T14">b) </text:span><text:span text:style-name="Source_20_Text">SELECT enumber </text:span></text:p>
      <text:p text:style-name="Preformatted_20_Text"><text:span text:style-name="Source_20_Text">FROM Emp </text:span></text:p>
      <text:p text:style-name="Preformatted_20_Text"><text:span text:style-name="Source_20_Text"><text:span text:style-name="T16">INNER </text:span></text:span><text:span text:style-name="Source_20_Text">JOIN Company ON Emp.ecity = 'Delhi' <text:s/></text:span></text:p>
      <text:p text:style-name="P23"><text:span text:style-name="Source_20_Text">WHERE Company.ccity !</text:span><text:span text:style-name="Source_20_Text"><text:span text:style-name="T14">=</text:span></text:span><text:span text:style-name="Source_20_Text"> 'Gurgaon'; </text:span></text:p>
      <text:p text:style-name="P21"><text:line-break/><text:line-break/></text:p>
      <text:p text:style-name="P29">Practical – 12</text:p>
      <text:p text:style-name="P30"/>
      <text:p text:style-name="P30">Aim: To study the various scalar functions and string functions ( power, square,</text:p>
      <text:p text:style-name="P20">substring, reverse, upper, lower, concatenation) and execute the following queries</text:p>
      <text:p text:style-name="P20">using these commands:</text:p>
      <text:p text:style-name="P20"> Reverse the names of all employees.</text:p>
      <text:p text:style-name="P20"> Change the names of company cities to uppercase.</text:p>
      <text:p text:style-name="P20"> Concatenate name and city of the employee</text:p>
      <text:p text:style-name="P20"/>
      <text:p text:style-name="P30">Queries: </text:p>
      <text:p text:style-name="P20"/>
      <text:p text:style-name="P35">a) SELECT REVERSE(ename) <text:line-break/>FROM Emp;<text:line-break/></text:p>
      <text:p text:style-name="P35">b) UPDATE Company <text:line-break/>SET ccity = UPPER(ccity);<text:line-break/></text:p>
      <text:p text:style-name="P35"/>
      <text:p text:style-name="P35">c) SELECT CONCAT(ename, ', ', ecity) <text:line-break/>FROM Emp;<text:line-break/></text:p>
      <text:p text:style-name="P29">Practical – 13</text:p>
      <text:p text:style-name="P30"/>
      <text:p text:style-name="P30">Aim: To study the commands for views and execute the following queries using these</text:p>
      <text:p text:style-name="P20">commands:</text:p>
      <text:p text:style-name="P20"> Create a view having ename and ecity.</text:p>
      <text:p text:style-name="P20"> In the above view change the ecity to ‘Delhi’ where ename is ‘John’.</text:p>
      <text:p text:style-name="P20"> Create a view having attributes from both the tables.</text:p>
      <text:p text:style-name="P20"> Update the above view and increase the salary of all employees of IT</text:p>
      <text:p text:style-name="P20">department by Rs.1000.</text:p>
      <text:p text:style-name="P20"/>
      <text:p text:style-name="P30">Queries:</text:p>
      <text:p text:style-name="P20"/>
      <text:p text:style-name="P36">a) CREATE VIEW EmpView AS <text:line-break/>SELECT ename, ecity <text:line-break/>FROM Emp; <text:line-break/></text:p>
      <text:p text:style-name="P36">b) UPDATE EmpView <text:line-break/>SET ecity = 'Delhi' <text:line-break/>WHERE ename = 'John'; <text:line-break/></text:p>
      <text:p text:style-name="P36">c) CREATE VIEW EmpCompanyView AS <text:line-break/>SELECT Emp.*, Company.cname, Company.ccity <text:line-break/>FROM Emp <text:line-break/>JOIN Company ON Emp.ecity = Company.ccity;</text:p>
      <text:p text:style-name="P36"/>
      <text:p text:style-name="P36">d) UPDATE EmpCompanyView <text:line-break/>SET salary = salary + 1000 <text:line-break/>WHERE depttname = 'IT';</text:p>
      <text:p text:style-name="P36"/>
      <text:p text:style-name="P29">Practical – 14</text:p>
      <text:p text:style-name="P30"/>
      <text:p text:style-name="P30">Aim: To study the commands involving indexes and execute the following queries:</text:p>
      <text:p text:style-name="P20"> Create an index with attribute ename on the table employee.</text:p>
      <text:p text:style-name="P20"> Create a composite index with attributes cname and ccity on table</text:p>
      <text:p text:style-name="P20">company.</text:p>
      <text:p text:style-name="P20"> Drop all indexes created on table company</text:p>
      <text:p text:style-name="P20"/>
      <text:p text:style-name="P30">Queries:</text:p>
      <text:p text:style-name="P20"/>
      <text:p text:style-name="P37">a) CREATE INDEX idx_ename ON emp (ename);<text:line-break/></text:p>
      <text:p text:style-name="P37">b) CREATE INDEX idx_company_cc ON company (cname, ccity);<text:line-break/></text:p>
      <text:p text:style-name="P37">c) DROP INDEX idx_company_cc ON company;<text:line-break/></text:p>
      <text:p text:style-name="P29">Practical – 15</text:p>
      <text:p text:style-name="P20"/>
      <text:p text:style-name="P41">AIM- Introduction to PL-SQL.</text:p>
      <text:p text:style-name="P41"/>
      <text:p text:style-name="P43"><text:s/>THEORY</text:p>
      <text:p text:style-name="P41">PL/SQL is a block structured language that enables developers to combine the power of SQL with procedural statements. All the statements of a block are passed to oracle engine all at once which increases processing speed and decreases the traffic.</text:p>
      <text:p text:style-name="P41"/>
      <text:p text:style-name="P44">DISADVANTAGES OF SQL: </text:p>
      <text:list text:style-name="L1">
        <text:list-item>
          <text:p text:style-name="P51">SQL doesn’t provide the programmers with a technique of condition checking,</text:p>
          <text:p text:style-name="P51">looping and branching. </text:p>
          <text:p text:style-name="P51"/>
        </text:list-item>
        <text:list-item>
          <text:p text:style-name="P51">SQL statements are passed to Oracle engine one at a time which increases traffic and decreases speed. </text:p>
          <text:p text:style-name="P51"/>
        </text:list-item>
        <text:list-item>
          <text:p text:style-name="P52">SQL has no facility of error checking during manipulation of data.</text:p>
        </text:list-item>
      </text:list>
      <text:p text:style-name="P42"><text:s/></text:p>
      <text:p text:style-name="P44">FEATURES OF PL/SQL: </text:p>
      <text:p text:style-name="P40"/>
      <text:list text:style-name="L2">
        <text:list-item>
          <text:p text:style-name="P53">PL/SQL is basically a procedural language, which provides the functionality of decision making, iteration and many more features of procedural programming languages. </text:p>
          <text:p text:style-name="P53"/>
        </text:list-item>
        <text:list-item>
          <text:p text:style-name="P53">PL/SQL can execute a number of queries in one block using single command. </text:p>
          <text:p text:style-name="P53"/>
        </text:list-item>
        <text:list-item>
          <text:p text:style-name="P53">One can create a PL/SQL unit such as procedures, functions, packages, triggers, and types, which are stored in the database for reuse by applications. </text:p>
          <text:p text:style-name="P53"/>
        </text:list-item>
        <text:list-item>
          <text:p text:style-name="P53">PL/SQL provides a feature to handle the exception which occurs in PL/SQL  block known as exception handling block. </text:p>
          <text:p text:style-name="P53"/>
        </text:list-item>
        <text:list-item>
          <text:p text:style-name="P53">Applications written in PL/SQL are portable to computer hardware or operating system where Oracle is operational. </text:p>
          <text:p text:style-name="P53"/>
        </text:list-item>
      </text:list>
      <text:p text:style-name="P40"><text:tab/>PL/SQL Offers extensive error checking. </text:p>
      <text:p text:style-name="P40"/>
      <text:p text:style-name="P44">DIFFERENCES BETWEEN SQL AND PL/SQL: SQL- </text:p>
      <text:p text:style-name="P40"/>
      <text:list text:style-name="L3">
        <text:list-item>
          <text:p text:style-name="P54">SQL is a single query that is used to perform DML and DDL operations. </text:p>
        </text:list-item>
        <text:list-item>
          <text:p text:style-name="P54">It is declarative, that defines what needs to be done, rather than how things need to be done. </text:p>
          <text:p text:style-name="P54"/>
        </text:list-item>
        <text:list-item>
          <text:p text:style-name="P54">Execute as a single statement. </text:p>
          <text:p text:style-name="P54"/>
        </text:list-item>
        <text:list-item>
          <text:p text:style-name="P54">Mainly used to manipulate data. </text:p>
          <text:p text:style-name="P54"/>
        </text:list-item>
        <text:list-item>
          <text:p text:style-name="P54">Cannot contain PL/SQL code in it. </text:p>
        </text:list-item>
      </text:list>
      <text:p text:style-name="P40"/>
      <text:p text:style-name="P44">PL/SQL- </text:p>
      <text:p text:style-name="P40"/>
      <text:list text:style-name="L4">
        <text:list-item>
          <text:p text:style-name="P55">PL/SQL is a block of codes that used to write the entire program blocks/procedure/ function, etc. </text:p>
        </text:list-item>
        <text:list-item>
          <text:p text:style-name="P55">PL/SQL is procedural that defines how the things needs to be done. </text:p>
        </text:list-item>
        <text:list-item>
          <text:p text:style-name="P55"><text:soft-page-break/>Execute as a whole block. </text:p>
        </text:list-item>
        <text:list-item>
          <text:p text:style-name="P55">Mainly used to create an application. </text:p>
        </text:list-item>
        <text:list-item>
          <text:p text:style-name="P55">It is an extension of SQL, so it can contain SQL inside it</text:p>
        </text:list-item>
      </text:list>
      <text:p text:style-name="P25"/>
      <text:p text:style-name="P45">Basic Commands</text:p>
      <text:p text:style-name="P39">Here are some basic PL/SQL commands and constructs that you'll commonly use:<text:line-break/><text:line-break/>1. DECLARE: Used to declare variables, constants, and cursors.<text:line-break/><text:line-break/>2. BEGIN...END: Encloses the executable statements within a block.<text:line-break/><text:line-break/>3. IF...THEN...ELSE: Conditional statement for branching logic.<text:line-break/><text:line-break/>4. LOOP: Used for iterative processing.<text:line-break/><text:line-break/>5. FOR LOOP: Executes a set of statements a specified number of times.<text:line-break/><text:line-break/>6. WHILE LOOP: Executes a set of statements as long as a condition is true.<text:line-break/><text:line-break/>7. EXIT WHEN: Used to exit a loop based on a condition.<text:line-break/><text:line-break/>8. CASE: Evaluates a condition and executes statements based on different cases.<text:line-break/><text:line-break/>9. EXECUTE IMMEDIATE: Executes a dynamic SQL statement.<text:line-break/><text:line-break/>10. FUNCTION: Defines a function that returns a single value.<text:line-break/><text:line-break/>11. PROCEDURE: Defines a stored procedure that performs operations.<text:line-break/><text:line-break/>12. EXCEPTION: Handles errors and exceptions in PL/SQL code.<text:line-break/><text:line-break/></text:p>
      <text:p text:style-name="P38"/>
      <text:p text:style-name="P29">Practical – 16</text:p>
      <text:p text:style-name="P30"/>
      <text:p text:style-name="P30">Aim: To study the conditional controls and case statement in PL-SQL and execute the</text:p>
      <text:p text:style-name="P20">following queries:</text:p>
      <text:p text:style-name="P20"> Calculate the average salary from table ‘Emp’ and print increase the salary if</text:p>
      <text:p text:style-name="P20">the average salary is less that 10,000.</text:p>
      <text:p text:style-name="P20"> Print the deptno from the employee table using the case statement if the</text:p>
      <text:p text:style-name="P20">deptname is ‘Technical’ then deptno is 1, if the deptname is ‘HR’ then the</text:p>
      <text:p text:style-name="P20">deptno is 2 else deptno is 3.</text:p>
      <text:p text:style-name="P20"/>
      <text:p text:style-name="P30">Queries:</text:p>
      <text:p text:style-name="P20"/>
      <text:p text:style-name="P46">a)</text:p>
      <text:p text:style-name="P27"><text:span text:style-name="Source_20_Text">DELIMITER </text:span><text:span text:style-name="Source_20_Text"><text:span text:style-name="T16">$$ </text:span></text:span><text:span text:style-name="Source_20_Text">CREATE PROCEDURE </text:span><text:span text:style-name="Source_20_Text"><text:span text:style-name="T15">update</text:span></text:span><text:span text:style-name="Source_20_Text">() BEGIN </text:span><text:span text:style-name="Source_20_Text"><text:span text:style-name="T15">if ((select avg(salary) from emp1)&lt;10000) then select ‘increment salary’ update emp1 set salary = salary + 10000 else select ‘increment’end if; end; // delimiter;</text:span></text:span><text:span text:style-name="Source_20_Text"><text:line-break/><text:line-break/></text:span><text:span text:style-name="Source_20_Text"><text:span text:style-name="T15">call update_sal();</text:span></text:span><text:span text:style-name="Source_20_Text"><text:line-break/></text:span></text:p>
      <text:p text:style-name="P24"><text:span text:style-name="Source_20_Text"/></text:p>
      <text:p text:style-name="P26"><text:span text:style-name="Source_20_Text"><text:span text:style-name="T15">b)</text:span></text:span></text:p>
      <text:p text:style-name="P22">select designation, </text:p>
      <text:p text:style-name="P22">case </text:p>
      <text:p text:style-name="P27"><text:span text:style-name="T7">when designation </text:span>= ‘<text:span text:style-name="T7">Technical</text:span>’ then 1 </text:p>
      <text:p text:style-name="P28">when designation = ‘<text:span text:style-name="T7">HR</text:span>’ then 2</text:p>
      <text:p text:style-name="P28">else 3 </text:p>
      <text:p text:style-name="P28">end as designation from emp1;</text:p>
      <text:p text:style-name="P20"/>
      <text:p text:style-name="P29">Practical – 17</text:p>
      <text:p text:style-name="P30"/>
      <text:p text:style-name="P30">Aim: To study procedures and triggers in PL-SQL and execute the following queries:</text:p>
      <text:p text:style-name="P20"> Create a procedure on table employee to display the details of employee to</text:p>
      <text:p text:style-name="P20">display the details of employees by providing them value of salaries during</text:p>
      <text:p text:style-name="P20">execution.</text:p>
      <text:p text:style-name="P20"> Create a trigger on table company for deletion where the whole table is</text:p>
      <text:p text:style-name="P20">displayed when delete operation is performed</text:p>
      <text:p text:style-name="P20"/>
      <text:p text:style-name="P30">Queries:</text:p>
      <text:p text:style-name="P20"/>
      <text:p text:style-name="P47">a)</text:p>
      <text:p text:style-name="P47"/>
      <text:p text:style-name="P47">delimiter // create procedure sol (num int) begin select* from emp1 where salary = num; end; // <text:s/>delimiter; call sol (21000); </text:p>
      <text:p text:style-name="P47"/>
      <text:p text:style-name="P47">B)</text:p>
      <text:p text:style-name="P47">DELIMITER $$ CREATE TRIGGER displayCompany AFTER DELETE ON COMPANY FOR EACH ROW BEGIN SELECT * FROM COMPANY; END $$DELIMITER ;<text:line-break/><text:line-break/></text:p>
      <text:p text:style-name="P65">Assignment PSLP<text:line-break/><text:line-break/>1. Select the detail of the employee whose name starts with P.<text:line-break/><text:line-break/><text:line-break/>SELECT * <text:line-break/>FROM Employee <text:line-break/>WHERE EmpName LIKE 'P%';<text:line-break/><text:line-break/><text:line-break/>2. How many permanent candidates take a salary more than 5000?<text:line-break/><text:line-break/><text:line-break/>SELECT COUNT(*) <text:line-break/>FROM EmpSalary <text:line-break/>WHERE IsPermanent = 'Yes' AND Salary &gt; 5000;<text:line-break/><text:line-break/><text:line-break/>3. Select the detail of the employee whose emailId is in Gmail.<text:line-break/><text:line-break/><text:line-break/>SELECT * <text:line-break/>FROM Employee <text:line-break/>WHERE EmailId LIKE '%@gmail.com';<text:line-break/><text:line-break/><text:line-break/>4. Select the details of the employee who works either for department E-104 or E-102.<text:line-break/><text:line-break/><text:line-break/>SELECT * <text:line-break/>FROM Employee <text:line-break/>WHERE Department IN ('E-104', 'E-102');<text:line-break/><text:line-break/><text:line-break/>5. What is the department name for DeptID E-102?<text:line-break/><text:line-break/><text:line-break/>SELECT DeptName <text:line-break/>FROM EmpDept <text:line-break/>WHERE DeptId = 'E-102';<text:line-break/><text:line-break/><text:line-break/>6. What is the total salary that is paid to permanent employees?<text:line-break/><text:line-break/><text:line-break/>SELECT SUM(Salary) <text:line-break/>FROM EmpSalary <text:line-break/>WHERE IsPermanent = 'Yes';<text:line-break/><text:line-break/><text:line-break/>7. List the names of all employees whose name ends with 'a'.<text:line-break/><text:line-break/><text:soft-page-break/><text:line-break/>SELECT EmpName <text:line-break/>FROM Employee <text:line-break/>WHERE EmpName LIKE '%a';<text:line-break/><text:line-break/><text:line-break/>8. List the number of departments of employees in each project.<text:line-break/><text:line-break/><text:line-break/><text:span text:style-name="T25">SELECT ProjectId, COUNT(DISTINCT Department) AS NumDepartments <text:line-break/>FROM Employee <text:s/>,EmpProject <text:line-break/>GROUP BY ProjectId;</text:span><text:line-break/><text:line-break/><text:line-break/>9. How many projects started in the year 2010?<text:line-break/><text:line-break/> <text:line-break/>SELECT COUNT(*) <text:line-break/>FROM Project <text:line-break/>WHERE YEAR(StartYear) = 2010;<text:line-break/><text:line-break/><text:line-break/>10. How many projects started and finished in the same year?<text:line-break/><text:line-break/><text:line-break/>SELECT COUNT(*)<text:line-break/>FROM Project<text:line-break/>WHERE YEAR(StartYear) = YEAR(EndYear);<text:line-break/><text:line-break/><text:line-break/>11. Select the name of the employee whose name's 3rd character is 'h'.<text:line-break/><text:line-break/><text:line-break/>SELECT EmpName <text:line-break/>FROM Employee <text:line-break/>WHERE SUBSTRING(EmpName, 3, 1) = 'h';<text:line-break/><text:line-break/><text:line-break/>12. Select the department name of the company assigned to the employee whose employee ID is greater than 103.<text:line-break/><text:line-break/><text:line-break/>SELECT DeptName <text:line-break/>FROM EmpDept <text:line-break/>WHERE DeptHead &gt; 103;<text:line-break/><text:line-break/><text:line-break/>13. Select the name of the employee who is working under Abhishek.<text:line-break/><text:line-break/><text:line-break/>SELECT EmpName <text:line-break/>FROM Employee <text:line-break/><text:soft-page-break/>WHERE EmpHeadId = (SELECT EmpId FROM Employee WHERE EmpName = 'Abhishek');<text:line-break/><text:line-break/><text:line-break/>14. Select the name of the employee who is the department head of HR.<text:line-break/><text:line-break/><text:line-break/>SELECT EmpName <text:line-break/>FROM Employee <text:line-break/>WHERE Empid = (SELECT DeptHead FROM EmpDept WHERE DeptName = 'HR');<text:line-break/><text:line-break/><text:line-break/>15. Select the name of the employee head who is permanent.<text:line-break/><text:line-break/>SELECT e.EmpName <text:line-break/>FROM Employee e <text:line-break/>JOIN EmpSalary es ON e.EmpHeadId = es.EmpId <text:line-break/>WHERE es.IsPermanent = 'Yes';<text:line-break/><text:line-break/><text:line-break/><text:span text:style-name="T25">SELECT EmpName <text:line-break/>FROM </text:span><text:span text:style-name="T26">employee </text:span><text:span text:style-name="T25"><text:s/><text:line-break/>WHERE EmpId = (SELECT EmpHeadId FROM Employee, </text:span><text:span text:style-name="T26">empsalary</text:span><text:span text:style-name="T25"> WHERE IsPermanent = 'Yes');</text:span></text:p>
      <text:p text:style-name="P68"><text:span text:style-name="T27"><text:line-break/>SELECT EmpName <text:line-break/>FROM Employee <text:line-break/>WHERE EmpId = ( <text:line-break/> <text:s text:c="3"/>SELECT EmpHeadId <text:line-break/> <text:s text:c="3"/>FROM Employee <text:line-break/> <text:s text:c="3"/>WHERE EmpId IN ( <text:line-break/> <text:s text:c="7"/>SELECT EmpId <text:line-break/> <text:s text:c="7"/>FROM EmpSalary <text:line-break/> <text:s text:c="7"/>WHERE IsPermanent = 'Yes' <text:line-break/> <text:s text:c="7"/>LIMIT 1 <text:s/><text:line-break/> <text:s text:c="3"/>)<text:line-break/> <text:s text:c="3"/>LIMIT 1 <text:line-break/>);</text:span><text:span text:style-name="T23"><text:line-break/><text:line-break/><text:line-break/><text:line-break/>16. Select the name and email of the department head who is not Permanent.<text:line-break/><text:line-break/></text:span><text:line-break/><text:span text:style-name="T25">SELECT E.EmpName, E.EmailId <text:line-break/>FROM Employee E <text:line-break/>JOIN Employee EH ON E.EmpId = EH.EmpHeadId <text:line-break/>JOIN EmpSalary ES ON EH.EmpId = ES.EmpId <text:line-break/>WHERE ES.IsPermanent &lt;&gt; 'Yes'; <text:line-break/></text:span><text:line-break/><text:span text:style-name="Source_20_Text">select empname, emailid from employee where empid in(select depthead from empdept ) and empid in(select empid from empsalary where ispermanent='no')</text:span></text:p>
      <text:p text:style-name="P68"><text:soft-page-break/><text:span text:style-name="T23"><text:line-break/><text:line-break/>17. Select the employee whose department off is Monday.<text:line-break/><text:line-break/><text:line-break/>SELECT * <text:line-break/>FROM Employee <text:line-break/>WHERE Empid IN (SELECT Empid FROM EmpDept WHERE Dept_off = 'Monday');<text:line-break/><text:line-break/><text:line-break/>18. Select the Indian clients' details.<text:line-break/><text:line-break/><text:line-break/>SELECT * <text:line-break/>FROM ClientTable <text:line-break/>WHERE cid IN (SELECT cid FROM Country WHERE cname = 'India');<text:line-break/><text:line-break/><text:line-break/>19. Show the details of the second-highest salaried person.<text:line-break/><text:line-break/><text:line-break/></text:span><text:span text:style-name="T27">select *from emp</text:span><text:span text:style-name="T28">salary</text:span><text:span text:style-name="T27"> </text:span></text:p>
      <text:p text:style-name="Preformatted_20_Text">group by salary </text:p>
      <text:p text:style-name="P23">order by <text:s/>salary desc limit 1,1;</text:p>
      <text:p text:style-name="P68"><text:span text:style-name="T23"><text:line-break/><text:line-break/>Set B:</text:span></text:p>
      <text:p text:style-name="P31">Create execute the next set of questions</text:p>
      <text:p text:style-name="P31">Supplier(Sid , Sname, Address)</text:p>
      <text:p text:style-name="P31">Parts(Pid, Pname, Color)</text:p>
      <text:p text:style-name="P31">Catalog(Pid,Sid,Cost)</text:p>
      <text:p text:style-name="P31">1. Find the name of the supplier who supplies some green part.<text:line-break/><text:line-break/><text:line-break/>SELECT DISTINCT S.Sname <text:line-break/>FROM Supplier S <text:line-break/>JOIN Catalog C ON S.Sid = C.Sid <text:line-break/>JOIN Parts P ON C.Pid = P.Pid <text:line-break/>WHERE P.Color = 'green';<text:line-break/><text:line-break/><text:line-break/>2. Find the name of the supplier who supplies some red or green part.<text:line-break/><text:line-break/><text:line-break/>SELECT DISTINCT S.Sname <text:line-break/>FROM Supplier S <text:line-break/>JOIN Catalog C ON S.Sid = C.Sid <text:line-break/>JOIN Parts P ON C.Pid = P.Pid <text:line-break/>WHERE P.Color IN ('red', 'green');<text:line-break/><text:line-break/><text:line-break/>3. Find the sid of the supplier who supplies some red or green part or is at '21 Rohini Delhi'.<text:line-break/><text:soft-page-break/><text:line-break/><text:line-break/>SELECT DISTINCT S.Sid <text:line-break/>FROM Supplier S <text:line-break/>JOIN Catalog C ON S.Sid = C.Sid <text:line-break/>JOIN Parts P ON C.Pid = P.Pid <text:line-break/>WHERE P.Color IN ('red', 'green') <text:line-break/>OR S.Address = '21 Rohini Delhi';<text:line-break/><text:line-break/><text:line-break/>4. Find the name of the supplier who supplies some red or some green parts.<text:line-break/><text:line-break/><text:line-break/>SELECT DISTINCT S.Sname <text:line-break/>FROM Supplier S <text:line-break/>JOIN Catalog C ON S.Sid = C.Sid <text:line-break/>JOIN Parts P ON C.Pid = P.Pid <text:line-break/>WHERE P.Color = 'red' <text:line-break/>OR P.Color = 'green';<text:line-break/><text:line-break/><text:line-break/>5. Find sid's of suppliers who supply every green part.<text:line-break/><text:line-break/><text:line-break/>SELECT DISTINCT S.Sid <text:line-break/>FROM Supplier S <text:line-break/>JOIN Catalog C ON S.Sid = C.Sid <text:line-break/>JOIN Parts P ON C.Pid = P.Pid <text:line-break/>WHERE P.Color = 'green' <text:line-break/>GROUP BY S.Sid <text:line-break/>HAVING COUNT(DISTINCT P.Pid) = (SELECT COUNT(*) FROM Parts WHERE Color = 'green');<text:line-break/><text:line-break/><text:line-break/>6. Find pid's of parts supplied by at least two different suppliers.<text:line-break/><text:line-break/><text:line-break/>SELECT P.Pid <text:line-break/>FROM Parts P <text:line-break/>JOIN Catalog C ON P.Pid = C.Pid <text:line-break/>GROUP BY P.Pid <text:line-break/>HAVING COUNT(DISTINCT C.Sid) &gt;= 2;</text:p>
      <text:p text:style-name="P31"/>
      <text:p text:style-name="P31"/>
      <text:p text:style-name="P31"/>
      <text:p text:style-name="P62"/>
      <text:p text:style-name="P56">TABLES CREATED </text:p>
      <text:p text:style-name="P56"/>
      <text:p text:style-name="P66">create database assignment_file;</text:p>
      <text:p text:style-name="P58"/>
      <text:p text:style-name="P59">use <text:span text:style-name="T20">assignment_file</text:span></text:p>
      <text:p text:style-name="P56"/>
      <text:p text:style-name="P57"><text:span text:style-name="T17">CREATE TABLE Employee (<text:line-break/> <text:s text:c="3"/>EmpId INT PRIMARY KEY,<text:line-break/> <text:s text:c="3"/>EmpName VARCHAR(255),<text:line-break/> <text:s text:c="3"/>Department VARCHAR(255),<text:line-break/> <text:s text:c="3"/>ContactNo VARCHAR(20),<text:line-break/> <text:s text:c="3"/>EmailId VARCHAR(255),<text:line-break/> <text:s text:c="3"/>EmpHeadId INT<text:line-break/>);</text:span></text:p>
      <text:p text:style-name="P56"><text:span text:style-name="T17"/></text:p>
      <text:p text:style-name="P67"><text:span text:style-name="T18">INSERT INTO Employee (EmpId, EmpName, Department, ContactNo, EmailId, EmpHeadId)<text:line-break/>VALUES<text:line-break/>(101, 'Isha', 'E-101', '1234567890', 'isha@gmail.com', 105),<text:line-break/>(102, 'Priya', 'E-104', '1234567890', 'priya@yahoo.com', 103),<text:line-break/>(103, 'Neha', 'E-101', '1234567890', 'neha@gmail.com', 101),<text:line-break/>(104, 'Rahul', 'E-102', '1234567890', 'rahul@yahoo.com', 105),<text:line-break/>(105, 'Abhishek', 'E-101', '1234567890', 'abhishek@gmail.com', 102);</text:span></text:p>
      <text:p text:style-name="P60"><text:span text:style-name="T18"><text:line-break/></text:span><text:span text:style-name="T19">CREATE TABLE EmpDept (<text:line-break/> <text:s text:c="3"/>DeptID INT PRIMARY KEY,<text:line-break/> <text:s text:c="3"/>DeptName VARCHAR(255),<text:line-break/> <text:s text:c="3"/>Dept_off VARCHAR(255),<text:line-break/> <text:s text:c="3"/>DeptHead INT,<text:line-break/> <text:s text:c="3"/>FOREIGN KEY (DeptHead) REFERENCES Employee(EmpID)<text:line-break/>);</text:span></text:p>
      <text:p text:style-name="P60"><text:span text:style-name="T18"><text:line-break/></text:span></text:p>
      <text:p text:style-name="P60"><text:span text:style-name="T19">INSERT INTO EmpDept (DeptID, DeptName, Dept_off, DeptHead)<text:line-break/>VALUES<text:line-break/>('E-101', 'HR', 'Monday', 105),<text:line-break/>('E-102', 'Development', 'Tuesday', 101),<text:line-break/>('E-103', 'House Keeping', 'Saturday', 103),<text:line-break/>('E-104', 'Sales', 'Sunday', 104),<text:line-break/>('E-105', 'Purchase', 'Tuesday', 104);</text:span><text:span text:style-name="T18"><text:line-break/></text:span></text:p>
      <text:p text:style-name="P31"/>
      <text:p text:style-name="P63"><text:span text:style-name="T21">CREATE TABLE EmpSalary (<text:line-break/> <text:s text:c="3"/>EmpId INT PRIMARY KEY,<text:line-break/> <text:s text:c="3"/>Salary INT,<text:line-break/> <text:s text:c="3"/>IsPermanent VARCHAR(3)<text:line-break/>);</text:span><text:line-break/></text:p>
      <text:p text:style-name="P63"/>
      <text:p text:style-name="P63"/>
      <text:p text:style-name="P63"/>
      <text:p text:style-name="P63"><text:soft-page-break/><text:line-break/><text:span text:style-name="T21">INSERT INTO EmpSalary (EmpId, Salary, IsPermanent)<text:line-break/>VALUES<text:line-break/>(101, 2000, 'Yes'),<text:line-break/>(102, 10000, 'Yes'),<text:line-break/>(103, 5000, 'No'),<text:line-break/>(104, 1900, 'Yes'),<text:line-break/>(105, 2300, 'No');</text:span><text:line-break/></text:p>
      <text:p text:style-name="P32"><text:span text:style-name="T21">CREATE TABLE Project (<text:line-break/> <text:s text:c="3"/>ProjectId VARCHAR(255) PRIMARY KEY,<text:line-break/> <text:s text:c="3"/>Duration INT<text:line-break/>);</text:span><text:line-break/><text:line-break/><text:span text:style-name="T21">INSERT INTO Project (ProjectId, Duration)<text:line-break/>VALUES<text:line-break/>('p-1', 23),<text:line-break/>('p-2', 15),<text:line-break/>('p-3', 45),<text:line-break/>('p-4', 2),<text:line-break/>('p-5', 30);</text:span></text:p>
      <text:p text:style-name="P32"/>
      <text:p text:style-name="P32"><text:span text:style-name="T21">CREATE TABLE Country (<text:line-break/> <text:s text:c="3"/>cid VARCHAR(255) PRIMARY KEY,<text:line-break/> <text:s text:c="3"/>cname VARCHAR(255)<text:line-break/>);</text:span><text:line-break/><text:line-break/><text:span text:style-name="T21">INSERT INTO Country (cid, cname)<text:line-break/>VALUES<text:line-break/>('c-1', 'India'),<text:line-break/>('c-2', 'USA'),<text:line-break/>('c-3', 'China'),<text:line-break/>('c-4', 'Pakistan'),<text:line-break/>('c-5', 'Russia');</text:span><text:line-break/><text:line-break/><text:span text:style-name="T21">CREATE TABLE ClientTable (<text:line-break/> <text:s text:c="3"/>ClientId VARCHAR(255) PRIMARY KEY,<text:line-break/> <text:s text:c="3"/>ClientName VARCHAR(255),<text:line-break/> <text:s text:c="3"/>cid VARCHAR(255),<text:line-break/> <text:s text:c="3"/>FOREIGN KEY (cid) REFERENCES Country(cid)<text:line-break/>);</text:span><text:line-break/><text:line-break/><text:span text:style-name="T21">INSERT INTO ClientTable (ClientId, ClientName, cid)<text:line-break/>VALUES<text:line-break/>('cl-1', 'ABC Group', 'c-1'),<text:line-break/>('cl-2', 'PQR', 'c-1'),<text:line-break/>('cl-3', 'XYZ', 'c-2'),<text:line-break/>('cl-4', 'tech altum', 'c-3'),<text:line-break/>('cl-5', 'mnp', 'c-5');</text:span><text:line-break/></text:p>
      <text:p text:style-name="P31"/>
      <text:p text:style-name="P31"><text:soft-page-break/><text:span text:style-name="T21">CREATE TABLE EmpProject (<text:line-break/> <text:s text:c="3"/>EmpId INT,<text:line-break/> <text:s text:c="3"/>ProjectId VARCHAR(255),<text:line-break/> <text:s text:c="3"/>ClientID VARCHAR(255),<text:line-break/> <text:s text:c="3"/>StartYear INT,<text:line-break/> <text:s text:c="3"/>EndYear INT,<text:line-break/> <text:s text:c="3"/>PRIMARY KEY (EmpId, ProjectId),<text:line-break/> <text:s text:c="3"/>FOREIGN KEY (EmpId) REFERENCES Employee(Empid),<text:line-break/> <text:s text:c="3"/>FOREIGN KEY (ProjectId) REFERENCES Project(ProjectId),<text:line-break/> <text:s text:c="3"/>FOREIGN KEY (ClientID) REFERENCES ClientTable(ClientId)<text:line-break/>);</text:span><text:line-break/><text:line-break/><text:span text:style-name="T21">INSERT INTO EmpProject (EmpId, ProjectId, ClientID, StartYear, EndYear)<text:line-break/>VALUES<text:line-break/>(101, 'p-1', 'Cl-1', 2010, 2010),<text:line-break/>(102, 'p-2', 'Cl-2', 2010, 2012),<text:line-break/>(103, 'p-1', 'Cl-3', 2013, NULL),<text:line-break/>(104, 'p-4', 'Cl-1', 2014, 2015),<text:line-break/>(105, 'p-4', 'Cl-5', 2015, NULL);</text:span><text:line-break/></text:p>
      <text:p text:style-name="P64"><text:line-break/><text:span text:style-name="T21">CREATE TABLE Supplier (<text:line-break/> <text:s text:c="3"/>Sid INT PRIMARY KEY,<text:line-break/> <text:s text:c="3"/>Sname VARCHAR(255),<text:line-break/> <text:s text:c="3"/>Address VARCHAR(255)<text:line-break/>);</text:span><text:line-break/><text:line-break/><text:span text:style-name="T21">CREATE TABLE Parts (<text:line-break/> <text:s text:c="3"/>Pid INT PRIMARY KEY,<text:line-break/> <text:s text:c="3"/>Pname VARCHAR(255),<text:line-break/> <text:s text:c="3"/>Color VARCHAR(50)<text:line-break/>);</text:span><text:line-break/><text:line-break/><text:span text:style-name="T21">CREATE TABLE Catalog (<text:line-break/> <text:s text:c="3"/>Pid INT,<text:line-break/> <text:s text:c="3"/>Sid INT,<text:line-break/> <text:s text:c="3"/>Cost DECIMAL(10, 2),<text:line-break/> <text:s text:c="3"/>FOREIGN KEY (Pid) REFERENCES Parts(Pid),<text:line-break/> <text:s text:c="3"/>FOREIGN KEY (Sid) REFERENCES Supplier(Sid)<text:line-break/>);</text:span><text:line-break/><text:line-break/><text:span text:style-name="T21">INSERT INTO Supplier (Sid, Sname, Address) <text:line-break/>VALUES <text:line-break/>(101, 'Supplier A', '123 Main St'),<text:line-break/>(102, 'Supplier B', '456 Elm St'),<text:line-break/>(103, 'Supplier C', '789 Oak St'),<text:line-break/>(104, 'Supplier D', '101 Pine St'),<text:line-break/>(105, 'Supplier E', '202 Maple St');<text:line-break/></text:span><text:line-break/></text:p>
      <text:p text:style-name="P64"/>
      <text:p text:style-name="P64"><text:soft-page-break/><text:span text:style-name="T21">INSERT INTO Parts (Pid, Pname, Color) <text:line-break/>VALUES <text:line-break/>(201, 'Part X', 'Red'),<text:line-break/>(202, 'Part Y', 'Blue'),<text:line-break/>(203, 'Part Z', 'Green'),<text:line-break/>(204, 'Part W', 'Yellow'),<text:line-break/>(205, 'Part V', 'Purple');</text:span><text:line-break/><text:line-break/><text:span text:style-name="T21">INSERT INTO Catalog (Pid, Sid, Cost) <text:line-break/>VALUES <text:line-break/>(201, 101, 10.50),<text:line-break/>(202, 101, 12.75),<text:line-break/>(203, 102, 8.99),<text:line-break/>(204, 103, 11.20),<text:line-break/>(205, 104, 14.50);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1:06:14.703000000</meta:creation-date>
    <meta:generator>LibreOffice/7.6.2.1$Windows_X86_64 LibreOffice_project/56f7684011345957bbf33a7ee678afaf4d2ba333</meta:generator>
    <dc:date>2024-04-25T17:49:24.072000000</dc:date>
    <meta:editing-duration>PT23H13M9S</meta:editing-duration>
    <meta:editing-cycles>44</meta:editing-cycles>
    <meta:print-date>2024-04-25T15:16:28.504000000</meta:print-date>
    <meta:printed-by>PDF files</meta:printed-by>
    <meta:document-statistic meta:table-count="0" meta:image-count="0" meta:object-count="0" meta:page-count="26" meta:paragraph-count="268" meta:word-count="3273" meta:character-count="20969" meta:non-whitespace-character-count="17322"/>
  </office:meta>
</office:document-meta>
</file>